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3.704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5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18"/>
        </table:table-row>
        <table:table-row table:style-name="ro11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15" office:value-type="float" office:value="13">
            <text:p>13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/>
          <table:table-cell table:style-name="ce5" table:number-columns-repeated="1018"/>
        </table:table-row>
        <table:table-row table:style-name="ro12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7.5">
            <text:p>27,5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34.5">
            <text:p>34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6" table:number-rows-repeated="977">
          <table:table-cell table:style-name="ce5" table:number-columns-repeated="1024"/>
        </table:table-row>
        <table:table-row table:style-name="ro13" table:number-rows-repeated="64536">
          <table:table-cell table:style-name="ce5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29/03/2016</text:date>, <text:time>21:23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3-29T21:23:39</dc:date>
    <meta:editing-cycles>13</meta:editing-cycles>
    <meta:editing-duration>PT11M46S</meta:editing-duration>
    <dc:creator>Jorge M</dc:creator>
    <meta:document-statistic meta:table-count="2" meta:cell-count="104" meta:object-count="0"/>
  </office:meta>
</office:document-meta>
</file>